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95c" officeooo:paragraph-rsid="0016c95c"/>
    </style:style>
    <style:style style:name="P2" style:family="paragraph" style:parent-style-name="Standard">
      <style:paragraph-properties fo:break-before="page"/>
      <style:text-properties officeooo:rsid="0016c95c" officeooo:paragraph-rsid="0016c95c"/>
    </style:style>
    <style:style style:name="P3" style:family="paragraph" style:parent-style-name="Standard">
      <style:text-properties officeooo:paragraph-rsid="0016c95c"/>
    </style:style>
    <style:style style:name="P4" style:family="paragraph" style:parent-style-name="Standard">
      <style:text-properties officeooo:rsid="00171d98" officeooo:paragraph-rsid="00171d98"/>
    </style:style>
    <style:style style:name="P5" style:family="paragraph" style:parent-style-name="Standard">
      <style:text-properties officeooo:rsid="00171d98" officeooo:paragraph-rsid="00188d9e"/>
    </style:style>
    <style:style style:name="P6" style:family="paragraph" style:parent-style-name="Standard">
      <style:text-properties officeooo:rsid="00188d9e" officeooo:paragraph-rsid="00188d9e"/>
    </style:style>
    <style:style style:name="P7" style:family="paragraph" style:parent-style-name="Standard">
      <style:text-properties officeooo:rsid="0019ee8c"/>
    </style:style>
    <style:style style:name="P8" style:family="paragraph" style:parent-style-name="Standard">
      <style:text-properties officeooo:rsid="001d223e" officeooo:paragraph-rsid="001d223e"/>
    </style:style>
    <style:style style:name="T1" style:family="text">
      <style:text-properties officeooo:rsid="0016c95c"/>
    </style:style>
    <style:style style:name="T2" style:family="text">
      <style:text-properties officeooo:rsid="00171d98"/>
    </style:style>
    <style:style style:name="T3" style:family="text">
      <style:text-properties officeooo:rsid="00188d9e"/>
    </style:style>
    <style:style style:name="T4" style:family="text">
      <style:text-properties officeooo:rsid="0019ee8c"/>
    </style:style>
    <style:style style:name="T5" style:family="text">
      <style:text-properties officeooo:rsid="001d22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X-Spectrum-Limassol (Pentagon)</text:p>
      <text:p text:style-name="P7"/>
      <text:p text:style-name="P7">Здравствуйте все!</text:p>
      <text:p text:style-name="P7">Решил представить на обсуждение свой вариант ZX-Spectrum. В базе NUKLON 512 и соответственно Pentagon а также аналоговая часть формирования видео от HARLEQUIN </text:p>
      <text:p text:style-name="P7">. </text:p>
      <text:p text:style-name="P7">Из доработок:</text:p>
      <text:p text:style-name="P7">1) посчитал нужным удалить регистр запоминания верхнего адреса RAM, Это рудимент от DRAM для SRAM это не нужно.</text:p>
      <text:p text:style-name="P7">2) удалил всякие экзотические микросхемы типа 74ХХ641.</text:p>
      <text:p text:style-name="P7">3) сделал 8 бит для ввода вывода по 254 порту.</text:p>
      <text:p text:style-name="P7">4) сделал возможность установить все 3 варианта AY-3-8910, <text:s/>AY-3-8912, AY-3-8913. Добавил коннектор для портов ввода вывода с AY-3-8910, 12.</text:p>
      <text:p text:style-name="P7">5) Для тех кому нужен дисковод, кемпстон джойстик будет второй этаж . Добавлен разъем для этого. <text:span text:style-name="T5">Рассматриваю вариант как стандартный контроллер дисковода так и бетта диск.</text:span></text:p>
      <text:p text:style-name="P7">6) Оставил GAL - Это Экономит место. Прошивки будут в доступе. Атмел их производит.</text:p>
      <text:p text:style-name="P7">7) установил PLCC ROM их проще купить на алике.</text:p>
      <text:p text:style-name="P7">8) попытка сделать PAL/NTSC</text:p>
      <text:p text:style-name="P8"/>
      <text:p text:style-name="P7">ЕСЛИ кто то сделает проверку схемы найдёт ошибки или дополнения .. рассмотрю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09:39:16.292782350</meta:creation-date>
    <dc:date>2022-08-07T12:22:45.053480957</dc:date>
    <meta:editing-duration>PT35M21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14" meta:word-count="148" meta:character-count="979" meta:non-whitespace-character-count="842"/>
  </office:meta>
</office:document-meta>
</file>